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491cm"/>
    </style:style>
    <style:style style:name="co2" style:family="table-column">
      <style:table-column-properties fo:break-before="auto" style:column-width="1.376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10.229cm"/>
    </style:style>
    <style:style style:name="co5" style:family="table-column">
      <style:table-column-properties fo:break-before="auto" style:column-width="14.923cm"/>
    </style:style>
    <style:style style:name="co6" style:family="table-column">
      <style:table-column-properties fo:break-before="auto" style:column-width="1.7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0.06pt solid #000000"/>
    </style:style>
    <style:style style:name="ce13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81d41a" style:text-align-source="fix" style:repeat-content="false" fo:border="0.06pt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fo:background-color="#ffbf00" style:text-align-source="fix" style:repeat-content="false" fo:border="0.06pt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8"/>
        <table:table-column table:style-name="co3" table:default-cell-style-name="ce2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style-name="ce2" office:value-type="string" calcext:value-type="string">
            <text:p>Endpoints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Examples</text:p>
          </table:table-cell>
          <table:table-cell table:style-name="ce2"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et_cluster_status(self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cluster_backup_schedule(self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cluster_vm_next_id(self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cluster_node_list(self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cluster_log(self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networks(self, nod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interface(self, node, interfac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lxc_index(self, nod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virtual_index(self, nod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service_list(self, nod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service_state(self, node, servic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storage(self, nod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finished_tasks(self, nod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dns(self, nod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status(self, nod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syslog(self, nod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rrd(self, node)</text:p>
          </table:table-cell>
          <table:table-cell table:number-columns-repeated="2" table:style-name="ce6" office:value-type="string" calcext:value-type="string">
            <text:p>KO</text:p>
          </table:table-cell>
          <table:table-cell table:style-name="ce4" office:value-type="string" calcext:value-type="string">
            <text:p>Revoir les options à passer pour la requête</text:p>
          </table:table-cell>
          <table:table-cell office:value-type="string" calcext:value-type="string">
            <text:p>https://pve.proxmox.com/pve-docs/api-viewer/index.html#/nodes/{node}/rr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et_node_rrd_data(self, node)</text:p>
          </table:table-cell>
          <table:table-cell table:number-columns-repeated="2" table:style-name="ce6" office:value-type="string" calcext:value-type="string">
            <text:p>KO</text:p>
          </table:table-cell>
          <table:table-cell table:style-name="ce4" office:value-type="string" calcext:value-type="string">
            <text:p>Revoir les options à passer pour la requête</text:p>
          </table:table-cell>
          <table:table-cell office:value-type="string" calcext:value-type="string">
            <text:p>https://pve.proxmox.com/pve-docs/api-viewer/index.html#/nodes/{node}/rrddat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et_node_task_by_upid(self, node, upid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task_log_by_upid(self, node, upid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task_status_by_upid(self, node, upid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scan_methods(self, nod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remote_iscsi(self, node)</text:p>
          </table:table-cell>
          <table:table-cell table:number-columns-repeated="2" table:style-name="ce6" office:value-type="string" calcext:value-type="string">
            <text:p>KO</text:p>
          </table:table-cell>
          <table:table-cell table:style-name="ce4" office:value-type="string" calcext:value-type="string">
            <text:p>Revoir les options à passer pour la requête</text:p>
          </table:table-cell>
          <table:table-cell office:value-type="string" calcext:value-type="string">
            <text:p>https://pve.proxmox.com/pve-docs/api-viewer/index.html#/nodes/{node}/scan/iscs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et_node_lvmgroups(self, nod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remote_nfs(self, node)</text:p>
          </table:table-cell>
          <table:table-cell table:number-columns-repeated="2" table:style-name="ce6" office:value-type="string" calcext:value-type="string">
            <text:p>KO</text:p>
          </table:table-cell>
          <table:table-cell table:style-name="ce4" office:value-type="string" calcext:value-type="string">
            <text:p>Revoir les options à passer pour la requête</text:p>
          </table:table-cell>
          <table:table-cell office:value-type="string" calcext:value-type="string">
            <text:p>https://pve.proxmox.com/pve-docs/api-viewer/index.html#/nodes/{node}/scan/nf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et_node_usb(self, nod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cluster_acl(self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lxc_index(self, node, vmid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lxc_status(self, node, vmid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lxc_config(self, node, vmid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lxc_rrd(self, node, vmid)</text:p>
          </table:table-cell>
          <table:table-cell table:number-columns-repeated="2" table:style-name="ce6" office:value-type="string" calcext:value-type="string">
            <text:p>KO</text:p>
          </table:table-cell>
          <table:table-cell table:style-name="ce4" office:value-type="string" calcext:value-type="string">
            <text:p>Revoir les options à passer pour la requête</text:p>
          </table:table-cell>
          <table:table-cell office:value-type="string" calcext:value-type="string">
            <text:p>https://pve.proxmox.com/pve-docs/api-viewer/index.html#/nodes/{node}/lxc/{vmid}/rr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et_lxc_rrd_data(self, node, vmid)</text:p>
          </table:table-cell>
          <table:table-cell table:number-columns-repeated="2" table:style-name="ce6" office:value-type="string" calcext:value-type="string">
            <text:p>KO</text:p>
          </table:table-cell>
          <table:table-cell table:style-name="ce4" office:value-type="string" calcext:value-type="string">
            <text:p>Revoir les options à passer pour la requête</text:p>
          </table:table-cell>
          <table:table-cell office:value-type="string" calcext:value-type="string">
            <text:p>https://pve.proxmox.com/pve-docs/api-viewer/index.html#/nodes/{node}/lxc/{vmid}/rrddat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et_virtual_index(self, node, vmid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virtual_status(self, node, vmid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virtual_config(self, node, vmid, current=False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virtual_rrd(self, node, vmid)</text:p>
          </table:table-cell>
          <table:table-cell table:number-columns-repeated="2" table:style-name="ce6" office:value-type="string" calcext:value-type="string">
            <text:p>KO</text:p>
          </table:table-cell>
          <table:table-cell table:style-name="ce4" office:value-type="string" calcext:value-type="string">
            <text:p>Revoir les options à passer pour la requête</text:p>
          </table:table-cell>
          <table:table-cell office:value-type="string" calcext:value-type="string">
            <text:p>https://pve.proxmox.com/pve-docs/api-viewer/index.html#/nodes/{node}/qemu/{vmid}/rr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et_virtual_rrd_data(self, node, vmid)</text:p>
          </table:table-cell>
          <table:table-cell table:number-columns-repeated="2" table:style-name="ce6" office:value-type="string" calcext:value-type="string">
            <text:p>KO</text:p>
          </table:table-cell>
          <table:table-cell table:style-name="ce4" office:value-type="string" calcext:value-type="string">
            <text:p>Revoir les options à passer pour la requête</text:p>
          </table:table-cell>
          <table:table-cell office:value-type="string" calcext:value-type="string">
            <text:p>https://pve.proxmox.com/pve-docs/api-viewer/index.html#/nodes/{node}/qemu/{vmid}/rrddat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et_storage_volume_data(self, node, storage, volum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storage_config(self, storag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storage_content(self, node, storag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storage_rrd(self, node, storage)</text:p>
          </table:table-cell>
          <table:table-cell table:number-columns-repeated="2" table:style-name="ce6" office:value-type="string" calcext:value-type="string">
            <text:p>KO</text:p>
          </table:table-cell>
          <table:table-cell table:style-name="ce4" office:value-type="string" calcext:value-type="string">
            <text:p>Revoir les options à passer pour la requête</text:p>
          </table:table-cell>
          <table:table-cell office:value-type="string" calcext:value-type="string">
            <text:p>https://pve.proxmox.com/pve-docs/api-viewer/index.html#/nodes/{node}/storage/{storage}/rr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et_node_storage_rrd_data(self, node, storage)</text:p>
          </table:table-cell>
          <table:table-cell table:number-columns-repeated="2" table:style-name="ce6" office:value-type="string" calcext:value-type="string">
            <text:p>KO</text:p>
          </table:table-cell>
          <table:table-cell table:style-name="ce4" office:value-type="string" calcext:value-type="string">
            <text:p>Revoir les options à passer pour la requête</text:p>
          </table:table-cell>
          <table:table-cell office:value-type="string" calcext:value-type="string">
            <text:p>https://pve.proxmox.com/pve-docs/api-viewer/index.html#/nodes/{node}/storage/{storage}/rrddat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reate_lxc_container(self, node, post_data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shutdown_lxc_container(self, node, vmid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start_lxc_container(self, node, vmid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stop_lxc_container(self, node, vmid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migrate_lxc_container(self, node, vmid, target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create_virtual_machine(self, node, post_data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3" office:value-type="string" calcext:value-type="string">
            <text:p>allocate_node_storage_vm(self, node, storage, post_data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clone_virtual_machine(self, node, vmid, post_data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reset_virtual_machine(self, node, vmid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resume_virtual_machine(self, node, vmid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shutdown_virtual_machine(self, node, vmid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start_virtual_machine(self, node, vmid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stop_virtual_machine(self, node, vmid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suspend_virtual_machine(self, node, vmid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migrate_virtual_machine(self, node, vmid, target, online=False, force=Fals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monitor_virtual_machine(self, node, vmid, command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vncproxy_virtual_machine(self, node, vmid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rollback_virtual_machine(self, node, vmid, snapname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snapshot_config_virtual_machine(self, node, vmid, snapnam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snapshots_virtual_machine(self, node, vmid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create_snapshot_virtual_machine(self, node, vmid, snapname, description='', vmstate=Fals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delete_lxc_container(self, node, vmid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create_node_network(self, node, post_data)</text:p>
          </table:table-cell>
          <table:table-cell table:style-name="ce11" office:value-type="string" calcext:value-type="string">
            <text:p>OK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reload_node_network(self, node)</text:p>
          </table:table-cell>
          <table:table-cell table:number-columns-repeated="2" table:style-name="ce11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reload_node_iface(self,node,post_data)</text:p>
          </table:table-cell>
          <table:table-cell table:number-columns-repeated="2" table:style-name="ce11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delete_node_network_config(self, node)</text:p>
          </table:table-cell>
          <table:table-cell table:style-name="ce11" office:value-type="string" calcext:value-type="string">
            <text:p>OK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delete_node_interface(self, node, interface)</text:p>
          </table:table-cell>
          <table:table-cell table:number-columns-repeated="2"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delete_virtual_machine(self, node, vmid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delete_snapshot_virtual_machine(self, node, vmid, snapname, force=Fals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delete_pool(self, poolid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delete_storage_configuration(self, storageid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set_node_dns_domain(self, node, domain)</text:p>
          </table:table-cell>
          <table:table-cell table:number-columns-repeated="2"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set_node_subscription_key(self, node, key)</text:p>
          </table:table-cell>
          <table:table-cell table:number-columns-repeated="2"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set_node_time_zone(self, node, timezone)</text:p>
          </table:table-cell>
          <table:table-cell table:number-columns-repeated="2"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set_lxc_container_options(self, node, vmid, post_data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set_virtual_machine_options(self, node, vmid, post_data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send_key_event_virtual_machine(self, node, vmid, key)</text:p>
          </table:table-cell>
          <table:table-cell table:number-columns-repeated="2"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unlink_virtual_machine_disk_image(self, node, vmid, post_data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create_pool(self, post_data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set_pool_data(self, poolid, post_data)</text:p>
          </table:table-cell>
          <table:table-cell table:style-name="ce11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update_storage_configuration(self, storageid, post_data)</text:p>
          </table:table-cell>
          <table:table-cell table:number-columns-repeated="2"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Endpoints OK :</text:p>
          </table:table-cell>
          <table:table-cell table:formula="of:=COUNTIF([.B2:.B84];&quot;OK&quot;)" office:value-type="float" office:value="67" calcext:value-type="float">
            <text:p>67</text:p>
          </table:table-cell>
          <table:table-cell table:style-name="ce8" table:formula="of:=COUNTIF([.C2:.C84];&quot;OK&quot;)"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Endpoints KO :</text:p>
          </table:table-cell>
          <table:table-cell table:formula="of:=COUNTIF([.B2:.B84];&quot;KO&quot;)" office:value-type="float" office:value="10" calcext:value-type="float">
            <text:p>10</text:p>
          </table:table-cell>
          <table:table-cell table:style-name="ce8" table:formula="of:=COUNTIF([.C2:.C84];&quot;KO&quot;)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Endpoints NA :</text:p>
          </table:table-cell>
          <table:table-cell table:formula="of:=COUNTIF([.B2:.B84];&quot;NA&quot;)" office:value-type="float" office:value="6" calcext:value-type="float">
            <text:p>6</text:p>
          </table:table-cell>
          <table:table-cell table:style-name="ce8" table:formula="of:=COUNTIF([.C2:.C84];&quot;NA&quot;)" office:value-type="float" office:value="25" calcext:value-type="float">
            <text:p>25</text:p>
          </table:table-cell>
          <table:table-cell table:number-columns-repeated="1021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 style:data-style-name="N2" text:time-value="20:00:55.6576124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2-12T14:39:45Z</meta:creation-date>
    <dc:date>2021-05-07T20:01:55.927077832</dc:date>
    <meta:editing-cycles>75</meta:editing-cycles>
    <meta:editing-duration>PT10H7M54S</meta:editing-duration>
    <meta:document-statistic meta:table-count="1" meta:cell-count="282" meta:object-count="0"/>
  </office:meta>
</office:document-meta>
</file>